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line-height="100%"/>
      <style:text-properties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7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8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3.244cm" fo:text-indent="0cm" style:auto-text-indent="false"/>
    </style:style>
    <style:style style:name="P32" style:family="paragraph" style:parent-style-name="Standard">
      <style:paragraph-properties fo:margin-left="0.811cm" fo:margin-right="0cm" fo:line-height="100%" fo:text-indent="-0.81cm" style:auto-text-indent="false"/>
    </style:style>
    <style:style style:name="P33" style:family="paragraph" style:parent-style-name="Standard">
      <style:paragraph-properties fo:margin-left="0.436cm" fo:margin-right="0cm" fo:text-indent="0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6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39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1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2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4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5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7" style:family="paragraph" style:parent-style-name="Standard">
      <style:paragraph-properties fo:margin-left="0.182cm" fo:margin-right="0cm" fo:line-height="100%" fo:text-indent="0cm" style:auto-text-indent="false"/>
    </style:style>
    <style:style style:name="P48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9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0.051cm" fo:margin-right="0cm" fo:line-height="100%" fo:text-indent="0cm" style:auto-text-indent="false"/>
    </style:style>
    <style:style style:name="P51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3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5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4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5" style:family="text">
      <style:text-properties style:font-name="Arial" fo:font-size="9pt" style:font-name-asian="Arial" style:font-size-asian="9pt" style:font-name-complex="Arial"/>
    </style:style>
    <style:style style:name="T6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10pt" style:font-name-asian="Arial" style:font-size-asian="10pt" style:font-name-complex="Arial"/>
    </style:style>
    <style:style style:name="T11" style:family="text">
      <style:text-properties style:font-name="Arial" fo:font-weight="bold" style:font-name-asian="Arial" style:font-weight-asian="bold" style:font-name-complex="Arial"/>
    </style:style>
    <style:style style:name="T12" style:family="text">
      <style:text-properties style:letter-kerning="false" style:font-size-complex="10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6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5"><text:s/><text:bookmark text:name="_GoBack"/></text:p>
      <text:list xml:id="list1643634605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2">Probabilidad y Estadística</text:p>
          </table:table-cell>
          <table:covered-table-cell/>
          <table:table-cell table:style-name="Tabla1.C4" table:number-columns-spanned="5" office:value-type="string">
            <text:p text:style-name="P11">V. DISTRIBUCION NORMAL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13">5.2 EXPLICA POR ESCRITO COMO SE RELACIONAN LAS DISTRIBUCIONES BINOMIAL Y DE POISSON CON LA DISTRIBUCION NORMAL, SIN ERROR DE CONCEPTO.</text:p>
            <text:p text:style-name="P13">REPASO PREVIO A EVALUACION 2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5"><text:s/></text:p>
            <text:p text:style-name="P17"><text:span text:style-name="T8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8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8">Campo Militar No. 1-K, Lomas de San Isidro, México, <text:s/>Miércoles 19 de may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8">(J) Situación problema: (conflicto cognitivo</text:span><text:span text:style-name="T11">)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8">¿Cuál es el concepto de distribución de probabilidad de variables aleatorias discretas?</text:p>
            <text:p text:style-name="P8">¿Cuál es el concepto de distribución de probabilidad de variables aleatorias continuas?</text:p>
            <text:p text:style-name="P8">¿Cuál es el concepto de cálculo de probabilidad usando la distribución normal?</text:p>
            <text:p text:style-name="P8">¿Cómo se relacionan las distribuciones binomial y de Poisson con la distribución norma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6">IDENTIFICA MEDIANTE EL USO DE EJEMPLOS, LOS FENOMENOS QUE SIGUEN EL MODELO DE DISTRIBUCION NORMAL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8">(L) Metodología a desarrollar:</text:span><text:span text:style-name="T5"> </text:span></text:p>
          </table:table-cell>
          <table:table-cell table:style-name="Tabla1.A3" table:number-columns-spanned="3" office:value-type="string">
            <text:p text:style-name="P27"><text:span text:style-name="T8">(M) Actividades del Mediador: </text:span>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0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1"><text:span text:style-name="T4"><text:s/></text:span><text:s/></text:p>
          </table:table-cell>
          <table:covered-table-cell/>
          <table:covered-table-cell/>
          <table:table-cell table:style-name="Tabla1.A1" office:value-type="string">
            <text:p text:style-name="P32"><text:span text:style-name="T8">(P) Indicadores de desempeño:</text:span><text:span text:style-name="T13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><text:s/></text:p>
            <text:p text:style-name="P35">Método Expositivo.</text:p>
            <text:p text:style-name="P35"/>
            <text:p text:style-name="P33"><text:span text:style-name="T1">Técnica de Explicación Oral.</text:span></text:p>
            <text:p text:style-name="P34"/>
            <text:p text:style-name="P34"/>
          </table:table-cell>
          <table:table-cell table:style-name="Tabla1.B13" table:number-rows-spanned="3" table:number-columns-spanned="3" office:value-type="string">
            <text:list xml:id="list3143020665" text:style-name="WW8Num7">
              <text:list-item>
                <text:p text:style-name="P37">Se menciona el propósito del tema.</text:p>
              </text:list-item>
              <text:list-item>
                <text:p text:style-name="P36"><text:span text:style-name="T4">Se realizan las preguntas del Conflicto Cognitivo. </text:span></text:p>
              </text:list-item>
              <text:list-item>
                <text:p text:style-name="P38">Se dan las instrucciones pertinentes sobre las estrategias de trabajo.</text:p>
              </text:list-item>
              <text:list-item>
                <text:p text:style-name="P38">Se da realimentación sobre el trabajo realizado, al personal discente</text:p>
              </text:list-item>
            </text:list>
            <text:p text:style-name="P39"/>
          </table:table-cell>
          <table:covered-table-cell/>
          <table:covered-table-cell/>
          <table:table-cell table:style-name="Tabla1.E11" table:number-columns-spanned="2" office:value-type="string">
            <text:p text:style-name="P29">Realiza cálculos de probabilidades de eventos utilizando la distribución de probabilidad normal. Identifica las relaciones entre las distribuciones binomial y de Poisson con la distribución normal.</text:p>
          </table:table-cell>
          <table:covered-table-cell/>
          <table:table-cell table:style-name="Tabla1.G11" table:number-columns-spanned="3" office:value-type="string">
            <text:list xml:id="list703168710" text:style-name="WW8Num5">
              <text:list-item>
                <text:p text:style-name="P40">Pintarrón</text:p>
              </text:list-item>
              <text:list-item>
                <text:p text:style-name="P40">Marcadores para pintarrón</text:p>
              </text:list-item>
              <text:list-item>
                <text:p text:style-name="P40">Videoproyector</text:p>
              </text:list-item>
              <text:list-item>
                <text:p text:style-name="P41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253020584033" text:continue-numbering="true" text:style-name="WW8Num5">
              <text:list-item>
                <text:p text:style-name="P43">Capacidad de abstracción.</text:p>
              </text:list-item>
              <text:list-item>
                <text:p text:style-name="P43">Capacidad de análisis.</text:p>
              </text:list-item>
              <text:list-item>
                <text:p text:style-name="P42">Creatividad.</text:p>
              </text:list-item>
              <text:list-item>
                <text:p text:style-name="P42">Trabajo colaborativo.</text:p>
              </text:list-item>
              <text:list-item>
                <text:p text:style-name="P42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4"/>
          </table:table-cell>
          <table:covered-table-cell/>
          <table:table-cell table:style-name="Tabla1.A3" table:number-columns-spanned="3" office:value-type="string">
            <text:p text:style-name="P44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4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4271500467" text:style-name="WW8Num3">
              <text:list-item>
                <text:p text:style-name="P45"><text:span text:style-name="T4">120 minutos en total.</text:span></text:p>
              </text:list-item>
              <text:list-item>
                <text:p text:style-name="P46">20 minutos de receso intercalados</text:p>
              </text:list-item>
              <text:list-item>
                <text:p text:style-name="P46">5 minutos de <text:soft-page-break/>encuadre.</text:p>
              </text:list-item>
              <text:list-item>
                <text:p text:style-name="P46">5 minutos para explicar el desarrollo de la dinámica de trabajo.</text:p>
              </text:list-item>
              <text:list-item>
                <text:p text:style-name="P45"><text:span text:style-name="T1">15 minutos para dar retroalimentación sobre las tareas y evidencias desarrolladas por los discentes en las clases anteriores.</text:span></text:p>
              </text:list-item>
              <text:list-item>
                <text:p text:style-name="P46">60 minutos para la obtención probabilidades de eventos usando la distribución normal e identificación de las relaciones entre distribuciones de probabilidad.</text:p>
              </text:list-item>
              <text:list-item>
                <text:p text:style-name="P46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11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11">¿Qué tan preciso le pareció a usted el aprendizaje adquirido?</text:span></text:p>
            <text:p text:style-name="P1"><text:span text:style-name="T11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2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7"><text:span text:style-name="T11">(S) Momentos de evaluación:</text:span><text:span text:style-name="T8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8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9">(U) Instrumentos de evaluación </text:p>
          </table:table-cell>
          <table:covered-table-cell/>
          <table:table-cell table:style-name="Tabla1.A1" table:number-columns-spanned="2" office:value-type="string">
            <text:p text:style-name="P50"><text:span text:style-name="T11">(V)Producto final:</text:span><text:span text:style-name="T4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1">Diagnóstica </text:p>
          </table:table-cell>
          <table:covered-table-cell/>
          <table:table-cell table:style-name="Tabla1.C18" office:value-type="string">
            <text:p text:style-name="P2"><text:span text:style-name="T11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9">Sistematizar e interpretar la información vertida por el personal discente, para dar la realimentación requerida.</text:span><text:span text:style-name="T14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684107940" text:style-name="WW8Num4">
              <text:list-item>
                <text:p text:style-name="P51"><text:span text:style-name="T8">Lista de cotejo o verificación.</text:span></text:p>
              </text:list-item>
              <text:list-item>
                <text:p text:style-name="P52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10">Ilustración del cálculo de probabilidades de eventos con la distribución de probabilidad normal de variables aleatorias continuas.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1">Sumativa. </text:p>
          </table:table-cell>
          <table:covered-table-cell/>
          <table:table-cell table:style-name="Tabla1.C19" office:value-type="string">
            <text:p text:style-name="P2"><text:span text:style-name="T11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1">Formativa. </text:p>
          </table:table-cell>
          <table:covered-table-cell/>
          <table:table-cell table:style-name="Tabla1.C20" office:value-type="string">
            <text:p text:style-name="P12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8">(W)Elaboró: Mediador.</text:span></text:p>
            <text:p text:style-name="P2"><text:span text:style-name="T8">C. I.I. en E. </text:span></text:p>
            <text:p text:style-name="P2"/>
            <text:p text:style-name="P54">Lamberto Maza Casas</text:p>
            <text:p text:style-name="P53"><text:soft-page-break/><text:span text:style-name="T8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9"><text:s/></text:p>
            <text:p text:style-name="P9"><text:s/>Vo. <text:s text:c="17"/>Bo. </text:p>
            <text:p text:style-name="P2"><text:span text:style-name="T8">EL Tte. Cor. I. I., Jefe Sec. Académica. </text:span></text:p>
            <text:p text:style-name="P2"/>
            <text:p text:style-name="P55"><text:span text:style-name="T8">Omar Luna Ramírez</text:span></text:p>
            <text:p text:style-name="P55"><text:soft-page-break/><text:span text:style-name="T8">(</text:span><text:span text:style-name="T7">C-822090</text:span><text:span text:style-name="T8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10:00</dc:date>
    <meta:print-date>2019-10-03T23:31:00</meta:print-date>
    <meta:editing-cycles>233</meta:editing-cycles>
    <meta:editing-duration>PT11H32M</meta:editing-duration>
    <meta:document-statistic meta:table-count="1" meta:image-count="0" meta:object-count="0" meta:page-count="3" meta:paragraph-count="88" meta:word-count="485" meta:character-count="3687" meta:non-whitespace-character-count="2789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